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1ab160" officeooo:paragraph-rsid="001ab160" fo:background-color="#ffff00" style:font-size-asian="18pt" style:font-weight-asian="bold" style:font-size-complex="18pt" style:font-weight-complex="bold"/>
    </style:style>
    <style:style style:name="P2" style:family="paragraph" style:parent-style-name="Standard">
      <style:text-properties fo:color="#ffffff" fo:font-size="12pt" fo:font-weight="bold" officeooo:rsid="001ab160" officeooo:paragraph-rsid="001ab160" fo:background-color="#ffff00" style:font-size-asian="10.5pt" style:font-weight-asian="bold" style:font-size-complex="12pt" style:font-weight-complex="bold"/>
    </style:style>
    <style:style style:name="P3" style:family="paragraph" style:parent-style-name="Standard">
      <style:text-properties fo:color="#000000" fo:font-size="12pt" fo:font-weight="bold" officeooo:rsid="001ab160" officeooo:paragraph-rsid="001ab160" fo:background-color="transparent" style:font-size-asian="10.5pt" style:font-weight-asian="bold" style:font-size-complex="12pt" style:font-weight-complex="bold"/>
    </style:style>
    <style:style style:name="P4" style:family="paragraph" style:parent-style-name="Standard">
      <style:text-properties fo:color="#000000" fo:font-size="12pt" fo:font-weight="bold" officeooo:rsid="001b3ed8" officeooo:paragraph-rsid="001b3ed8" fo:background-color="transparent" style:font-size-asian="10.5pt" style:font-weight-asian="bold" style:font-size-complex="12pt" style:font-weight-complex="bold"/>
    </style:style>
    <style:style style:name="T1" style:family="text">
      <style:text-properties officeooo:rsid="001aed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Instruction to run the scripts-----------------</text:p>
      <text:p text:style-name="P2"/>
      <text:p text:style-name="P3">=&gt; give the ip address of system in the <text:s/>/etc/ansible/hosts file on which you want to deploy your software<text:span text:style-name="T1">s</text:span></text:p>
      <text:p text:style-name="P3"/>
      <text:p text:style-name="P3">=&gt; Go to single-playbook file and run the first-playbook.yml using following command</text:p>
      <text:p text:style-name="P3"># ansible-playbook first-playbook.yml</text:p>
      <text:p text:style-name="P3"/>
      <text:p text:style-name="P3">=&gt; if you want to give your config file to ansible then move to conf folder <text:s/>of that directory <text:s/>and <text:s text:c="6"/>replace default config file <text:s/>with your config file</text:p>
      <text:p text:style-name="P4">.e.g. if we want to give haproxy config file then move to haproxy=&gt;conf=&gt;haproxy.conf.j2 file and replace with your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2T11:45:01.262262862</meta:creation-date>
    <meta:generator>LibreOffice/4.2.8.2$Linux_x86 LibreOffice_project/420m0$Build-2</meta:generator>
    <dc:date>2015-10-12T12:05:00.772151447</dc:date>
    <meta:editing-duration>PT4M59S</meta:editing-duration>
    <meta:editing-cycles>3</meta:editing-cycles>
    <meta:document-statistic meta:table-count="0" meta:image-count="0" meta:object-count="0" meta:page-count="1" meta:paragraph-count="6" meta:word-count="86" meta:character-count="562" meta:non-whitespace-character-count="473"/>
  </office:meta>
</office:document-meta>
</file>